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NU3_DEVELOPER_LOG_DAY_410"/>SNU developer log day 410</text:h>
      <text:p text:style-name="P2">The update took until 1:30 am this morning. I managed to get everything required done, and the update has fixed my CPU problem, which I am really surprised by. Today, I had some ideas, and I began implementing them. I updated the Pi day page to wrap up work from yesterday, I did the usual documentation, and I began work on a new translation tool today.</text:p>
      <text:p text:style-name="P2">I was going to do work on the language tag test page, but I decided to hold it off. I am getting used to the new system update, and taking time to relax today. I also need more time for the translation tool. I am surprised I didn't start work on the translation tool earliert, it is a big thing that I missed. Today was a decent day for development.</text:p>
      <text:p text:style-name="Text_20_body"><text:span text:style-name="T1">Sean Patrick Myrick on March 15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6:07:01.377000000</meta:creation-date>
    <dc:date>2020-03-16T16:07:23.380000000</dc:date>
    <meta:editing-duration>PT22S</meta:editing-duration>
    <meta:editing-cycles>1</meta:editing-cycles>
    <meta:document-statistic meta:table-count="0" meta:image-count="0" meta:object-count="0" meta:page-count="1" meta:paragraph-count="4" meta:word-count="148" meta:character-count="766" meta:non-whitespace-character-count="622"/>
    <meta:generator>LibreOffice/6.1.2.1$Windows_X86_64 LibreOffice_project/65905a128db06ba48db947242809d14d3f9a93fe</meta:generator>
  </office:meta>
</office:document-meta>
</file>